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position="super 58%" style:font-name="Times New Roman"/>
    </style:style>
    <style:style style:name="T5" style:family="text">
      <style:text-properties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saac Feinberg 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28, 1892</text:p>
      <text:p text:style-name="P5">Month<text:tab/><text:tab/><text:tab/><text:tab/><text:tab/><text:tab/>August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SYNAGOGUE CHAMBERS,/</text:p>
      <text:p text:style-name="P2">K. K. MICKV<text:span text:style-name="T2">É</text:span><text:span text:style-name="T3"> ISRAEL,/</text:span></text:p>
      <text:p text:style-name="P2"><text:span text:style-name="T3">117 North Seventh St./</text:span></text:p>
      <text:p text:style-name="P3"><text:span text:style-name="T3">Philadelphia, August 28 1892/</text:span></text:p>
      <text:p text:style-name="P2"><text:span text:style-name="T3">Rev. Dr. S. Morais,/</text:span></text:p>
      <text:p text:style-name="P2"><text:span text:style-name="T3"><text:tab/>546 North 5</text:span><text:span text:style-name="T4">th</text:span><text:span text:style-name="T5"> St./</text:span></text:p>
      <text:p text:style-name="P2"><text:span text:style-name="T5"><text:tab/><text:tab/>Dear Sir,/</text:span></text:p>
      <text:p text:style-name="P2"><text:span text:style-name="T5"><text:tab/><text:tab/><text:tab/>The Congregational School committee/ would respectfully request you to continue to act as/ Superintendent of the classes in Hebrew and Biblical/ and religious instruction. <text:s/>They hope that you/ will visit the school at such times as may be/ convenient for you and that on these occasions/ you will give the teachers such instructions as/ may to you seem necessary./</text:span></text:p>
      <text:p text:style-name="P2"><text:span text:style-name="T5"><text:tab/>They consider your supervision so necessary to/ the best conduct of the school, that they trust that/ your other duties will permit you to devote to it/ some of your time./ <text:s/>Very Truly Yours,/ Isaac Feinberg, Secreta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4:25:09.09</meta:creation-date>
    <meta:document-statistic meta:table-count="0" meta:image-count="0" meta:object-count="0" meta:page-count="2" meta:paragraph-count="69" meta:word-count="284" meta:character-count="1999"/>
    <dc:date>2011-12-05T14:28:49.44</dc:date>
    <dc:creator>Penn Libraries</dc:creator>
    <meta:editing-duration>PT00H03M40S</meta:editing-duration>
    <meta:editing-cycles>1</meta:editing-cycles>
    <meta:generator>OpenOffice.org/3.2$Win32 OpenOffice.org_project/320m12$Build-9483</meta:generator>
  </office:meta>
</office:document-meta>
</file>